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9in"/>
    </style:style>
    <style:style style:name="co2" style:family="table-column">
      <style:table-column-properties fo:break-before="auto" style:column-width="2.330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4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bold" style:font-name-complex="Tahoma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6.8000001907348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6.8000001907348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6" table:default-cell-style-name="Default"/>
        <table:table-row table:style-name="ro1">
          <table:table-cell table:style-name="ce2" office:value-type="string" calcext:value-type="string" table:number-columns-spanned="2" table:number-rows-spanned="1">
            <text:p>قدم قدم پہ علی کو پکارتے رہنا</text:p>
          </table:table-cell>
          <table:covered-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رواں ہے کشتیئِ ایمان اسی سہارے سے</text:p>
            <text:p>نہ رُک سکے گی یہ ظلم و ستم کے دھارے سے</text:p>
            <text:p>علی کے نام پہ لگ جائے گی کنارے سے</text:p>
            <text:p>ہر ایک موج سے ساحل اُبھارتے رہنا</text:p>
          </table:table-cell>
          <table:table-cell office:value-type="string" calcext:value-type="string">
            <text:p>راہِ حیات میں منزل کو ڈھونڈنے والو</text:p>
            <text:p>تلاشِ حق میں نہ در در کی ٹھوکریں کھائو</text:p>
            <text:p>ہماری مانو تو سوئے نجف چلے آئو</text:p>
            <text:p>اِس آستانے پہ قسمت سنوارتے رہنا</text:p>
          </table:table-cell>
          <table:table-cell table:number-columns-repeated="5"/>
          <table:table-cell table:style-name="ce5"/>
        </table:table-row>
        <table:table-row table:style-name="ro2">
          <table:table-cell office:value-type="string" calcext:value-type="string">
            <text:p>نبی گواہ ہے ذکرِ علی عبادت ہے</text:p>
            <text:p>عمل یہ نیک ہے سب سے بڑی سعادت ہے</text:p>
            <text:p>علی کے نام پہ موت آئے تو شہادت ہے</text:p>
            <text:p>نزع کے وقت بھی اُس کو پکارتے رہنا</text:p>
          </table:table-cell>
          <table:table-cell office:value-type="string" calcext:value-type="string">
            <text:p>علی ہے نامِ خُدا اور اسمِ اعظم ہے</text:p>
            <text:p>یہی وہ نام ہے جس پر بقائے عالم ہے</text:p>
            <text:p>خُدا کے گھر میں جو اُبھرا وہ نقشِ محکم ہے</text:p>
            <text:p>یہ نقش دل میں ہر ایک کے اُتارتے رہنا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کبھی جو معرکئہ حق کی بات آئے گی</text:p>
            <text:p>نگاہِ فکرِ ہُنر آپ پر بھی جائے گی</text:p>
            <text:p>حُنین و بدر و اُحد کربلا بتائے گی</text:p>
            <text:p>لکھا ہے کس کے مقدر میں ہارتے رہنا</text:p>
          </table:table-cell>
          <table:table-cell office:value-type="string" calcext:value-type="string">
            <text:p>نہ کوئی غزوئہ خیبر میں جبکہ کام آیا</text:p>
            <text:p>رسول پاک کے لب پر علی کا نام آیا</text:p>
            <text:p>اِدھر زبان ہلی تھی اُدھر امام آیا</text:p>
            <text:p>کہ جسکا کام ہے بگڑی سنوارتے رہنا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 table:number-columns-spanned="2" table:number-rows-spanned="1">
            <text:p>بتائے سوچ کے وہ حفظ جن کو قرآن ہے</text:p>
            <text:p>کہ جو علی کو نہ مانے وہ کب مسلمان ہے</text:p>
            <text:p>مجاہد اپنا تو نادِ علی پہ ایمان ہے</text:p>
            <text:p>اسی سہارے سے ہستی گُزارتے رہنا</text:p>
          </table:table-cell>
          <table:covered-table-cell table:style-name="Default"/>
          <table:table-cell table:number-columns-repeated="6"/>
        </table:table-row>
        <table:table-row table:style-name="ro3">
          <table:table-cell table:style-name="Default" table:number-columns-repeated="2"/>
          <table:table-cell table:number-columns-repeated="5"/>
          <table:table-cell table:style-name="ce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2">00/00/0000</text:date>, <text:time style:data-style-name="N2" text:time-value="19:23:33.330767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2T19:17:08.279850100</meta:creation-date>
    <dc:date>2026-01-22T19:26:06.859270400</dc:date>
    <meta:editing-duration>PT3M13S</meta:editing-duration>
    <meta:editing-cycles>2</meta:editing-cycles>
    <meta:generator>LibreOffice/25.8.4.2$Windows_X86_64 LibreOffice_project/290daaa01b999472f0c7a3890eb6a550fd74c6df</meta:generator>
    <meta:document-statistic meta:table-count="1" meta:cell-count="8" meta:object-count="0"/>
  </office:meta>
</office:document-meta>
</file>